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48cm" fo:min-width="3.602cm"/>
    </style:style>
    <style:style style:name="gr2" style:family="graphic" style:parent-style-name="standard">
      <style:graphic-properties draw:textarea-horizontal-align="justify" draw:textarea-vertical-align="middle" draw:auto-grow-height="false" fo:min-height="2.05cm" fo:min-width="12.5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65cm"/>
    </style:style>
    <style:style style:name="gr6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.8cm" svg:height="2.4cm" svg:x="2.7cm" svg:y="7cm">
          <text:p text:style-name="P1">Programm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5.8cm" svg:height="2.4cm" svg:x="12cm" svg:y="7.1cm">
          <text:p text:style-name="P1">Projets jav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8cm" svg:height="2.4cm" svg:x="7.4cm" svg:y="11.5cm">
          <text:p text:style-name="P1">Uml2Jav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3cm" svg:height="2.3cm" svg:x="3.8cm" svg:y="15.4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draw:line-skew="1.611cm" svg:x1="5.6cm" svg:y1="9.4cm" svg:x2="14.9cm" svg:y2="9.5cm" draw:start-shape="id1" draw:start-glue-point="8" draw:end-shape="id2" svg:d="M5600 9400c0 3319 9300 3269 9300 100" svg:viewBox="0 0 9301 2484">
          <text:p/>
        </draw:connector>
        <draw:connector draw:style-name="gr4" draw:text-style-name="P2" draw:layer="layout" draw:type="curve" draw:line-skew="1.127cm" svg:x1="14.325cm" svg:y1="10.696cm" svg:x2="10.3cm" svg:y2="15.4cm" draw:end-shape="id3" svg:d="M14325 10696c0 4843-4025 2492-4025 4704" svg:viewBox="0 0 4026 4705">
          <text:p/>
        </draw:connector>
        <draw:frame draw:style-name="gr5" draw:text-style-name="P3" draw:layer="layout" svg:width="12.7cm" svg:height="1.9cm" svg:x="4cm" svg:y="15.6cm">
          <draw:text-box>
            <text:p>Faciliter la création de projet Java à partir de diagrammes UML.</text:p>
          </draw:text-box>
        </draw:frame>
        <draw:frame draw:style-name="gr6" draw:text-style-name="P4" draw:layer="layout" svg:width="18.8cm" svg:height="1.7cm" svg:x="1.2cm" svg:y="1.2cm">
          <draw:text-box>
            <text:p text:style-name="P1"><text:span text:style-name="T1">Diagramme Bête à cornes Projet Uml2Jav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6T09:22:59.981665492</meta:creation-date>
    <dc:date>2019-04-02T09:34:14.209000000</dc:date>
    <meta:editing-duration>PT19M40S</meta:editing-duration>
    <meta:editing-cycles>5</meta:editing-cycles>
    <meta:generator>LibreOffice/5.3.6.1$Windows_x86 LibreOffice_project/686f202eff87ef707079aeb7f485847613344eb7</meta:generator>
    <meta:document-statistic meta:object-count="8"/>
  </office:meta>
</office:document-meta>
</file>